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5335in"/>
    </style:style>
    <style:style style:name="co2" style:family="table-column">
      <style:table-column-properties fo:break-before="auto" style:column-width="0.889in"/>
    </style:style>
    <style:style style:name="co3" style:family="table-column">
      <style:table-column-properties fo:break-before="auto" style:column-width="2.1437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ta1" style:family="table" style:master-page-name="Default">
      <style:table-properties table:display="true" style:writing-mode="lr-tb"/>
    </style:style>
    <number:number-style style:name="N81">
      <number:scientific-number number:decimal-places="2" number:min-decimal-places="2" number:min-integer-digits="1" number:min-exponent-digits="2" number:exponent-interval="1" number:forced-exponent-sign="true"/>
    </number:number-style>
    <style:style style:name="ce1" style:family="table-cell" style:parent-style-name="Default" style:data-style-name="N81"/>
  </office:automatic-styles>
  <office:body>
    <office:spreadsheet>
      <table:calculation-settings table:automatic-find-labels="false" table:use-regular-expressions="false" table:use-wildcards="true"/>
      <table:table table:name="importance" table:style-name="ta1">
        <table:table-column table:style-name="co1" table:default-cell-style-name="Default"/>
        <table:table-column table:style-name="co2" table:number-columns-repeated="3" table:default-cell-style-name="Default"/>
        <table:table-row table:style-name="ro1">
          <table:table-cell office:value-type="string" calcext:value-type="string">
            <text:p>Feature</text:p>
          </table:table-cell>
          <table:table-cell office:value-type="string" calcext:value-type="string">
            <text:p>Gain</text:p>
          </table:table-cell>
          <table:table-cell office:value-type="string" calcext:value-type="string">
            <text:p>Cover</text:p>
          </table:table-cell>
          <table:table-cell office:value-type="string" calcext:value-type="string">
            <text:p>Frequency</text:p>
          </table:table-cell>
        </table:table-row>
        <table:table-row table:style-name="ro1">
          <table:table-cell office:value-type="string" calcext:value-type="string">
            <text:p>ctrx_quarter</text:p>
          </table:table-cell>
          <table:table-cell office:value-type="float" office:value="0.170864342909166" calcext:value-type="float">
            <text:p>0.170864342909166</text:p>
          </table:table-cell>
          <table:table-cell office:value-type="float" office:value="0.0376620432718505" calcext:value-type="float">
            <text:p>0.0376620432718505</text:p>
          </table:table-cell>
          <table:table-cell office:value-type="float" office:value="0.0196363938927487" calcext:value-type="float">
            <text:p>0.0196363938927487</text:p>
          </table:table-cell>
        </table:table-row>
        <table:table-row table:style-name="ro1">
          <table:table-cell office:value-type="string" calcext:value-type="string">
            <text:p>mcaja_ahorro</text:p>
          </table:table-cell>
          <table:table-cell office:value-type="float" office:value="0.131397046306845" calcext:value-type="float">
            <text:p>0.131397046306845</text:p>
          </table:table-cell>
          <table:table-cell office:value-type="float" office:value="0.021409767403052" calcext:value-type="float">
            <text:p>0.021409767403052</text:p>
          </table:table-cell>
          <table:table-cell office:value-type="float" office:value="0.0221741481882098" calcext:value-type="float">
            <text:p>0.0221741481882098</text:p>
          </table:table-cell>
        </table:table-row>
        <table:table-row table:style-name="ro1">
          <table:table-cell office:value-type="string" calcext:value-type="string">
            <text:p>mtarjeta_visa_consumo</text:p>
          </table:table-cell>
          <table:table-cell office:value-type="float" office:value="0.0534632815193346" calcext:value-type="float">
            <text:p>0.0534632815193346</text:p>
          </table:table-cell>
          <table:table-cell office:value-type="float" office:value="0.0223814429633738" calcext:value-type="float">
            <text:p>0.0223814429633738</text:p>
          </table:table-cell>
          <table:table-cell office:value-type="float" office:value="0.0147688979489953" calcext:value-type="float">
            <text:p>0.0147688979489953</text:p>
          </table:table-cell>
        </table:table-row>
        <table:table-row table:style-name="ro1">
          <table:table-cell office:value-type="string" calcext:value-type="string">
            <text:p>cpayroll_trx</text:p>
          </table:table-cell>
          <table:table-cell office:value-type="float" office:value="0.0502265600572946" calcext:value-type="float">
            <text:p>0.0502265600572946</text:p>
          </table:table-cell>
          <table:table-cell office:value-type="float" office:value="0.0447750520046249" calcext:value-type="float">
            <text:p>0.0447750520046249</text:p>
          </table:table-cell>
          <table:table-cell office:value-type="float" office:value="0.0113574905354246" calcext:value-type="float">
            <text:p>0.0113574905354246</text:p>
          </table:table-cell>
        </table:table-row>
        <table:table-row table:style-name="ro1">
          <table:table-cell office:value-type="string" calcext:value-type="string">
            <text:p>mpayroll</text:p>
          </table:table-cell>
          <table:table-cell office:value-type="float" office:value="0.0500894826594468" calcext:value-type="float">
            <text:p>0.0500894826594468</text:p>
          </table:table-cell>
          <table:table-cell office:value-type="float" office:value="0.0647918497650157" calcext:value-type="float">
            <text:p>0.0647918497650157</text:p>
          </table:table-cell>
          <table:table-cell office:value-type="float" office:value="0.0133960144776802" calcext:value-type="float">
            <text:p>0.0133960144776802</text:p>
          </table:table-cell>
        </table:table-row>
        <table:table-row table:style-name="ro1">
          <table:table-cell office:value-type="string" calcext:value-type="string">
            <text:p>mcuentas_saldo</text:p>
          </table:table-cell>
          <table:table-cell office:value-type="float" office:value="0.0457012702747106" calcext:value-type="float">
            <text:p>0.0457012702747106</text:p>
          </table:table-cell>
          <table:table-cell office:value-type="float" office:value="0.0332041215112787" calcext:value-type="float">
            <text:p>0.0332041215112787</text:p>
          </table:table-cell>
          <table:table-cell office:value-type="float" office:value="0.0257935682489495" calcext:value-type="float">
            <text:p>0.0257935682489495</text:p>
          </table:table-cell>
        </table:table-row>
        <table:table-row table:style-name="ro1">
          <table:table-cell office:value-type="string" calcext:value-type="string">
            <text:p>ctarjeta_visa_transacciones</text:p>
          </table:table-cell>
          <table:table-cell office:value-type="float" office:value="0.0276050312524007" calcext:value-type="float">
            <text:p>0.0276050312524007</text:p>
          </table:table-cell>
          <table:table-cell office:value-type="float" office:value="0.0244921218995411" calcext:value-type="float">
            <text:p>0.0244921218995411</text:p>
          </table:table-cell>
          <table:table-cell office:value-type="float" office:value="0.0161417814203104" calcext:value-type="float">
            <text:p>0.0161417814203104</text:p>
          </table:table-cell>
        </table:table-row>
        <table:table-row table:style-name="ro1">
          <table:table-cell office:value-type="string" calcext:value-type="string">
            <text:p>mpasivos_margen</text:p>
          </table:table-cell>
          <table:table-cell office:value-type="float" office:value="0.0253608091332133" calcext:value-type="float">
            <text:p>0.0253608091332133</text:p>
          </table:table-cell>
          <table:table-cell office:value-type="float" office:value="0.0238757078283129" calcext:value-type="float">
            <text:p>0.0238757078283129</text:p>
          </table:table-cell>
          <table:table-cell office:value-type="float" office:value="0.0203852394225569" calcext:value-type="float">
            <text:p>0.0203852394225569</text:p>
          </table:table-cell>
        </table:table-row>
        <table:table-row table:style-name="ro1">
          <table:table-cell office:value-type="string" calcext:value-type="string">
            <text:p>mcuenta_corriente</text:p>
          </table:table-cell>
          <table:table-cell office:value-type="float" office:value="0.0224530305402148" calcext:value-type="float">
            <text:p>0.0224530305402148</text:p>
          </table:table-cell>
          <table:table-cell office:value-type="float" office:value="0.00777056145543402" calcext:value-type="float">
            <text:p>0.00777056145543402</text:p>
          </table:table-cell>
          <table:table-cell office:value-type="float" office:value="0.0217581228938719" calcext:value-type="float">
            <text:p>0.0217581228938719</text:p>
          </table:table-cell>
        </table:table-row>
        <table:table-row table:style-name="ro1">
          <table:table-cell office:value-type="string" calcext:value-type="string">
            <text:p>cdescubierto_preacordado</text:p>
          </table:table-cell>
          <table:table-cell office:value-type="float" office:value="0.0212730405135229" calcext:value-type="float">
            <text:p>0.0212730405135229</text:p>
          </table:table-cell>
          <table:table-cell office:value-type="float" office:value="0.00766561137644958" calcext:value-type="float">
            <text:p>0.00766561137644958</text:p>
          </table:table-cell>
          <table:table-cell office:value-type="float" office:value="0.00777967300411865" calcext:value-type="float">
            <text:p>0.00777967300411865</text:p>
          </table:table-cell>
        </table:table-row>
        <table:table-row table:style-name="ro1">
          <table:table-cell office:value-type="string" calcext:value-type="string">
            <text:p>mrentabilidad_annual</text:p>
          </table:table-cell>
          <table:table-cell office:value-type="float" office:value="0.019252475916076" calcext:value-type="float">
            <text:p>0.019252475916076</text:p>
          </table:table-cell>
          <table:table-cell office:value-type="float" office:value="0.0142690298196187" calcext:value-type="float">
            <text:p>0.0142690298196187</text:p>
          </table:table-cell>
          <table:table-cell office:value-type="float" office:value="0.0306610641927029" calcext:value-type="float">
            <text:p>0.0306610641927029</text:p>
          </table:table-cell>
        </table:table-row>
        <table:table-row table:style-name="ro1">
          <table:table-cell office:value-type="string" calcext:value-type="string">
            <text:p>Visa_mpagominimo</text:p>
          </table:table-cell>
          <table:table-cell office:value-type="float" office:value="0.0163666433281085" calcext:value-type="float">
            <text:p>0.0163666433281085</text:p>
          </table:table-cell>
          <table:table-cell office:value-type="float" office:value="0.0175783702391244" calcext:value-type="float">
            <text:p>0.0175783702391244</text:p>
          </table:table-cell>
          <table:table-cell office:value-type="float" office:value="0.019969214128219" calcext:value-type="float">
            <text:p>0.019969214128219</text:p>
          </table:table-cell>
        </table:table-row>
        <table:table-row table:style-name="ro1">
          <table:table-cell office:value-type="string" calcext:value-type="string">
            <text:p>mactivos_margen</text:p>
          </table:table-cell>
          <table:table-cell office:value-type="float" office:value="0.0124775186960135" calcext:value-type="float">
            <text:p>0.0124775186960135</text:p>
          </table:table-cell>
          <table:table-cell office:value-type="float" office:value="0.0108014118605919" calcext:value-type="float">
            <text:p>0.0108014118605919</text:p>
          </table:table-cell>
          <table:table-cell office:value-type="float" office:value="0.024711902483671" calcext:value-type="float">
            <text:p>0.024711902483671</text:p>
          </table:table-cell>
        </table:table-row>
        <table:table-row table:style-name="ro1">
          <table:table-cell office:value-type="string" calcext:value-type="string">
            <text:p>mcomisiones_mantenimiento</text:p>
          </table:table-cell>
          <table:table-cell office:value-type="float" office:value="0.011650358503624" calcext:value-type="float">
            <text:p>0.011650358503624</text:p>
          </table:table-cell>
          <table:table-cell office:value-type="float" office:value="0.0257827084683058" calcext:value-type="float">
            <text:p>0.0257827084683058</text:p>
          </table:table-cell>
          <table:table-cell office:value-type="float" office:value="0.0200524191870866" calcext:value-type="float">
            <text:p>0.0200524191870866</text:p>
          </table:table-cell>
        </table:table-row>
        <table:table-row table:style-name="ro1">
          <table:table-cell office:value-type="string" calcext:value-type="string">
            <text:p>chomebanking_transacciones</text:p>
          </table:table-cell>
          <table:table-cell office:value-type="float" office:value="0.0116109242302435" calcext:value-type="float">
            <text:p>0.0116109242302435</text:p>
          </table:table-cell>
          <table:table-cell office:value-type="float" office:value="0.0231239357898732" calcext:value-type="float">
            <text:p>0.0231239357898732</text:p>
          </table:table-cell>
          <table:table-cell office:value-type="float" office:value="0.0253775429546116" calcext:value-type="float">
            <text:p>0.0253775429546116</text:p>
          </table:table-cell>
        </table:table-row>
        <table:table-row table:style-name="ro1">
          <table:table-cell office:value-type="string" calcext:value-type="string">
            <text:p>mtransferencias_recibidas</text:p>
          </table:table-cell>
          <table:table-cell office:value-type="float" office:value="0.0115529720777316" calcext:value-type="float">
            <text:p>0.0115529720777316</text:p>
          </table:table-cell>
          <table:table-cell office:value-type="float" office:value="0.0107894422454697" calcext:value-type="float">
            <text:p>0.0107894422454697</text:p>
          </table:table-cell>
          <table:table-cell office:value-type="float" office:value="0.0156841535965387" calcext:value-type="float">
            <text:p>0.0156841535965387</text:p>
          </table:table-cell>
        </table:table-row>
        <table:table-row table:style-name="ro1">
          <table:table-cell office:value-type="string" calcext:value-type="string">
            <text:p>cliente_edad</text:p>
          </table:table-cell>
          <table:table-cell office:value-type="float" office:value="0.0115357550386946" calcext:value-type="float">
            <text:p>0.0115357550386946</text:p>
          </table:table-cell>
          <table:table-cell office:value-type="float" office:value="0.0114306057528493" calcext:value-type="float">
            <text:p>0.0114306057528493</text:p>
          </table:table-cell>
          <table:table-cell office:value-type="float" office:value="0.0255439530723468" calcext:value-type="float">
            <text:p>0.0255439530723468</text:p>
          </table:table-cell>
        </table:table-row>
        <table:table-row table:style-name="ro1">
          <table:table-cell office:value-type="string" calcext:value-type="string">
            <text:p>mprestamos_personales</text:p>
          </table:table-cell>
          <table:table-cell office:value-type="float" office:value="0.0109225640223447" calcext:value-type="float">
            <text:p>0.0109225640223447</text:p>
          </table:table-cell>
          <table:table-cell office:value-type="float" office:value="0.0218297349558804" calcext:value-type="float">
            <text:p>0.0218297349558804</text:p>
          </table:table-cell>
          <table:table-cell office:value-type="float" office:value="0.0178890876565295" calcext:value-type="float">
            <text:p>0.0178890876565295</text:p>
          </table:table-cell>
        </table:table-row>
        <table:table-row table:style-name="ro1">
          <table:table-cell office:value-type="string" calcext:value-type="string">
            <text:p>Visa_mpagospesos</text:p>
          </table:table-cell>
          <table:table-cell office:value-type="float" office:value="0.0108917049149542" calcext:value-type="float">
            <text:p>0.0108917049149542</text:p>
          </table:table-cell>
          <table:table-cell office:value-type="float" office:value="0.010325132561742" calcext:value-type="float">
            <text:p>0.010325132561742</text:p>
          </table:table-cell>
          <table:table-cell office:value-type="float" office:value="0.0227149810708491" calcext:value-type="float">
            <text:p>0.0227149810708491</text:p>
          </table:table-cell>
        </table:table-row>
        <table:table-row table:style-name="ro1">
          <table:table-cell office:value-type="string" calcext:value-type="string">
            <text:p>Master_fechaalta</text:p>
          </table:table-cell>
          <table:table-cell office:value-type="float" office:value="0.0107617522281143" calcext:value-type="float">
            <text:p>0.0107617522281143</text:p>
          </table:table-cell>
          <table:table-cell office:value-type="float" office:value="0.0169917568076078" calcext:value-type="float">
            <text:p>0.0169917568076078</text:p>
          </table:table-cell>
          <table:table-cell office:value-type="float" office:value="0.0261263884844199" calcext:value-type="float">
            <text:p>0.0261263884844199</text:p>
          </table:table-cell>
        </table:table-row>
        <table:table-row table:style-name="ro1">
          <table:table-cell office:value-type="string" calcext:value-type="string">
            <text:p>Visa_msaldopesos</text:p>
          </table:table-cell>
          <table:table-cell office:value-type="float" office:value="0.00996470274239947" calcext:value-type="float">
            <text:p>0.00996470274239947</text:p>
          </table:table-cell>
          <table:table-cell office:value-type="float" office:value="0.00742749851740031" calcext:value-type="float">
            <text:p>0.00742749851740031</text:p>
          </table:table-cell>
          <table:table-cell office:value-type="float" office:value="0.0126055664184382" calcext:value-type="float">
            <text:p>0.0126055664184382</text:p>
          </table:table-cell>
        </table:table-row>
        <table:table-row table:style-name="ro1">
          <table:table-cell office:value-type="string" calcext:value-type="string">
            <text:p>mrentabilidad</text:p>
          </table:table-cell>
          <table:table-cell office:value-type="float" office:value="0.00962948046705976" calcext:value-type="float">
            <text:p>0.00962948046705976</text:p>
          </table:table-cell>
          <table:table-cell office:value-type="float" office:value="0.00706030151002621" calcext:value-type="float">
            <text:p>0.00706030151002621</text:p>
          </table:table-cell>
          <table:table-cell office:value-type="float" office:value="0.0175146648916254" calcext:value-type="float">
            <text:p>0.0175146648916254</text:p>
          </table:table-cell>
        </table:table-row>
        <table:table-row table:style-name="ro1">
          <table:table-cell office:value-type="string" calcext:value-type="string">
            <text:p>Visa_status</text:p>
          </table:table-cell>
          <table:table-cell office:value-type="float" office:value="0.00913988308782277" calcext:value-type="float">
            <text:p>0.00913988308782277</text:p>
          </table:table-cell>
          <table:table-cell office:value-type="float" office:value="0.00829114067004571" calcext:value-type="float">
            <text:p>0.00829114067004571</text:p>
          </table:table-cell>
          <table:table-cell office:value-type="float" office:value="0.00549153388526022" calcext:value-type="float">
            <text:p>0.00549153388526022</text:p>
          </table:table-cell>
        </table:table-row>
        <table:table-row table:style-name="ro1">
          <table:table-cell office:value-type="string" calcext:value-type="string">
            <text:p>Master_Fvencimiento</text:p>
          </table:table-cell>
          <table:table-cell office:value-type="float" office:value="0.00879073214072174" calcext:value-type="float">
            <text:p>0.00879073214072174</text:p>
          </table:table-cell>
          <table:table-cell office:value-type="float" office:value="0.00543185420708729" calcext:value-type="float">
            <text:p>0.00543185420708729</text:p>
          </table:table-cell>
          <table:table-cell office:value-type="float" office:value="0.0220909431293423" calcext:value-type="float">
            <text:p>0.0220909431293423</text:p>
          </table:table-cell>
        </table:table-row>
        <table:table-row table:style-name="ro1">
          <table:table-cell office:value-type="string" calcext:value-type="string">
            <text:p>Visa_Fvencimiento</text:p>
          </table:table-cell>
          <table:table-cell office:value-type="float" office:value="0.00867645754718178" calcext:value-type="float">
            <text:p>0.00867645754718178</text:p>
          </table:table-cell>
          <table:table-cell office:value-type="float" office:value="0.0107646392285668" calcext:value-type="float">
            <text:p>0.0107646392285668</text:p>
          </table:table-cell>
          <table:table-cell office:value-type="float" office:value="0.0222989557765112" calcext:value-type="float">
            <text:p>0.0222989557765112</text:p>
          </table:table-cell>
        </table:table-row>
        <table:table-row table:style-name="ro1">
          <table:table-cell office:value-type="string" calcext:value-type="string">
            <text:p>Visa_msaldototal</text:p>
          </table:table-cell>
          <table:table-cell office:value-type="float" office:value="0.00805191300785864" calcext:value-type="float">
            <text:p>0.00805191300785864</text:p>
          </table:table-cell>
          <table:table-cell office:value-type="float" office:value="0.00557861026140654" calcext:value-type="float">
            <text:p>0.00557861026140654</text:p>
          </table:table-cell>
          <table:table-cell office:value-type="float" office:value="0.0110246702999542" calcext:value-type="float">
            <text:p>0.0110246702999542</text:p>
          </table:table-cell>
        </table:table-row>
        <table:table-row table:style-name="ro1">
          <table:table-cell office:value-type="string" calcext:value-type="string">
            <text:p>Visa_fechaalta</text:p>
          </table:table-cell>
          <table:table-cell office:value-type="float" office:value="0.0075637576093405" calcext:value-type="float">
            <text:p>0.0075637576093405</text:p>
          </table:table-cell>
          <table:table-cell office:value-type="float" office:value="0.00494958198238061" calcext:value-type="float">
            <text:p>0.00494958198238061</text:p>
          </table:table-cell>
          <table:table-cell office:value-type="float" office:value="0.0178890876565295" calcext:value-type="float">
            <text:p>0.0178890876565295</text:p>
          </table:table-cell>
        </table:table-row>
        <table:table-row table:style-name="ro1">
          <table:table-cell office:value-type="string" calcext:value-type="string">
            <text:p>Visa_mconsumospesos</text:p>
          </table:table-cell>
          <table:table-cell office:value-type="float" office:value="0.00752120849173472" calcext:value-type="float">
            <text:p>0.00752120849173472</text:p>
          </table:table-cell>
          <table:table-cell office:value-type="float" office:value="0.00475481919850084" calcext:value-type="float">
            <text:p>0.00475481919850084</text:p>
          </table:table-cell>
          <table:table-cell office:value-type="float" office:value="0.0136872321837168" calcext:value-type="float">
            <text:p>0.0136872321837168</text:p>
          </table:table-cell>
        </table:table-row>
        <table:table-row table:style-name="ro1">
          <table:table-cell office:value-type="string" calcext:value-type="string">
            <text:p>mcuenta_debitos_automaticos</text:p>
          </table:table-cell>
          <table:table-cell office:value-type="float" office:value="0.00728926199203897" calcext:value-type="float">
            <text:p>0.00728926199203897</text:p>
          </table:table-cell>
          <table:table-cell office:value-type="float" office:value="0.0185132747910802" calcext:value-type="float">
            <text:p>0.0185132747910802</text:p>
          </table:table-cell>
          <table:table-cell office:value-type="float" office:value="0.0141032574780547" calcext:value-type="float">
            <text:p>0.0141032574780547</text:p>
          </table:table-cell>
        </table:table-row>
        <table:table-row table:style-name="ro1">
          <table:table-cell office:value-type="string" calcext:value-type="string">
            <text:p>numero_de_cliente</text:p>
          </table:table-cell>
          <table:table-cell office:value-type="float" office:value="0.00688861773951989" calcext:value-type="float">
            <text:p>0.00688861773951989</text:p>
          </table:table-cell>
          <table:table-cell office:value-type="float" office:value="0.0119111292966707" calcext:value-type="float">
            <text:p>0.0119111292966707</text:p>
          </table:table-cell>
          <table:table-cell office:value-type="float" office:value="0.0193867787161459" calcext:value-type="float">
            <text:p>0.0193867787161459</text:p>
          </table:table-cell>
        </table:table-row>
        <table:table-row table:style-name="ro1">
          <table:table-cell office:value-type="string" calcext:value-type="string">
            <text:p>mautoservicio</text:p>
          </table:table-cell>
          <table:table-cell office:value-type="float" office:value="0.00643437462740129" calcext:value-type="float">
            <text:p>0.00643437462740129</text:p>
          </table:table-cell>
          <table:table-cell office:value-type="float" office:value="0.0065753470004332" calcext:value-type="float">
            <text:p>0.0065753470004332</text:p>
          </table:table-cell>
          <table:table-cell office:value-type="float" office:value="0.00936056912260266" calcext:value-type="float">
            <text:p>0.00936056912260266</text:p>
          </table:table-cell>
        </table:table-row>
        <table:table-row table:style-name="ro1">
          <table:table-cell office:value-type="string" calcext:value-type="string">
            <text:p>cprestamos_personales</text:p>
          </table:table-cell>
          <table:table-cell office:value-type="float" office:value="0.00622537641473149" calcext:value-type="float">
            <text:p>0.00622537641473149</text:p>
          </table:table-cell>
          <table:table-cell office:value-type="float" office:value="0.0117918439312084" calcext:value-type="float">
            <text:p>0.0117918439312084</text:p>
          </table:table-cell>
          <table:table-cell office:value-type="float" office:value="0.00923576153430129" calcext:value-type="float">
            <text:p>0.00923576153430129</text:p>
          </table:table-cell>
        </table:table-row>
        <table:table-row table:style-name="ro1">
          <table:table-cell office:value-type="string" calcext:value-type="string">
            <text:p>Master_status</text:p>
          </table:table-cell>
          <table:table-cell office:value-type="float" office:value="0.00616083251117598" calcext:value-type="float">
            <text:p>0.00616083251117598</text:p>
          </table:table-cell>
          <table:table-cell office:value-type="float" office:value="0.0149287728584476" calcext:value-type="float">
            <text:p>0.0149287728584476</text:p>
          </table:table-cell>
          <table:table-cell office:value-type="float" office:value="0.00761326288638349" calcext:value-type="float">
            <text:p>0.00761326288638349</text:p>
          </table:table-cell>
        </table:table-row>
        <table:table-row table:style-name="ro1">
          <table:table-cell office:value-type="string" calcext:value-type="string">
            <text:p>cliente_antiguedad</text:p>
          </table:table-cell>
          <table:table-cell office:value-type="float" office:value="0.00599963654803877" calcext:value-type="float">
            <text:p>0.00599963654803877</text:p>
          </table:table-cell>
          <table:table-cell office:value-type="float" office:value="0.0034380998360041" calcext:value-type="float">
            <text:p>0.0034380998360041</text:p>
          </table:table-cell>
          <table:table-cell office:value-type="float" office:value="0.0134792195365478" calcext:value-type="float">
            <text:p>0.0134792195365478</text:p>
          </table:table-cell>
        </table:table-row>
        <table:table-row table:style-name="ro1">
          <table:table-cell office:value-type="string" calcext:value-type="string">
            <text:p>cproductos</text:p>
          </table:table-cell>
          <table:table-cell office:value-type="float" office:value="0.00570056677270005" calcext:value-type="float">
            <text:p>0.00570056677270005</text:p>
          </table:table-cell>
          <table:table-cell office:value-type="float" office:value="0.0122093548877698" calcext:value-type="float">
            <text:p>0.0122093548877698</text:p>
          </table:table-cell>
          <table:table-cell office:value-type="float" office:value="0.0112326829471232" calcext:value-type="float">
            <text:p>0.0112326829471232</text:p>
          </table:table-cell>
        </table:table-row>
        <table:table-row table:style-name="ro1">
          <table:table-cell office:value-type="string" calcext:value-type="string">
            <text:p>Visa_mfinanciacion_limite</text:p>
          </table:table-cell>
          <table:table-cell office:value-type="float" office:value="0.00553202570343095" calcext:value-type="float">
            <text:p>0.00553202570343095</text:p>
          </table:table-cell>
          <table:table-cell office:value-type="float" office:value="0.00331953699885564" calcext:value-type="float">
            <text:p>0.00331953699885564</text:p>
          </table:table-cell>
          <table:table-cell office:value-type="float" office:value="0.0150601156550318" calcext:value-type="float">
            <text:p>0.0150601156550318</text:p>
          </table:table-cell>
        </table:table-row>
        <table:table-row table:style-name="ro1">
          <table:table-cell office:value-type="string" calcext:value-type="string">
            <text:p>Master_mfinanciacion_limite</text:p>
          </table:table-cell>
          <table:table-cell office:value-type="float" office:value="0.00531082703494565" calcext:value-type="float">
            <text:p>0.00531082703494565</text:p>
          </table:table-cell>
          <table:table-cell office:value-type="float" office:value="0.00611041870257624" calcext:value-type="float">
            <text:p>0.00611041870257624</text:p>
          </table:table-cell>
          <table:table-cell office:value-type="float" office:value="0.0143944751840912" calcext:value-type="float">
            <text:p>0.0143944751840912</text:p>
          </table:table-cell>
        </table:table-row>
        <table:table-row table:style-name="ro1">
          <table:table-cell office:value-type="string" calcext:value-type="string">
            <text:p>mcomisiones</text:p>
          </table:table-cell>
          <table:table-cell office:value-type="float" office:value="0.00520149717036039" calcext:value-type="float">
            <text:p>0.00520149717036039</text:p>
          </table:table-cell>
          <table:table-cell office:value-type="float" office:value="0.00632774385375648" calcext:value-type="float">
            <text:p>0.00632774385375648</text:p>
          </table:table-cell>
          <table:table-cell office:value-type="float" office:value="0.0141032574780547" calcext:value-type="float">
            <text:p>0.0141032574780547</text:p>
          </table:table-cell>
        </table:table-row>
        <table:table-row table:style-name="ro1">
          <table:table-cell office:value-type="string" calcext:value-type="string">
            <text:p>ctarjeta_debito_transacciones</text:p>
          </table:table-cell>
          <table:table-cell office:value-type="float" office:value="0.00435726257587805" calcext:value-type="float">
            <text:p>0.00435726257587805</text:p>
          </table:table-cell>
          <table:table-cell office:value-type="float" office:value="0.0117292129038446" calcext:value-type="float">
            <text:p>0.0117292129038446</text:p>
          </table:table-cell>
          <table:table-cell office:value-type="float" office:value="0.00906935141656613" calcext:value-type="float">
            <text:p>0.00906935141656613</text:p>
          </table:table-cell>
        </table:table-row>
        <table:table-row table:style-name="ro1">
          <table:table-cell office:value-type="string" calcext:value-type="string">
            <text:p>tmobile_app</text:p>
          </table:table-cell>
          <table:table-cell office:value-type="float" office:value="0.00422157133804874" calcext:value-type="float">
            <text:p>0.00422157133804874</text:p>
          </table:table-cell>
          <table:table-cell office:value-type="float" office:value="0.0191346588829119" calcext:value-type="float">
            <text:p>0.0191346588829119</text:p>
          </table:table-cell>
          <table:table-cell office:value-type="float" office:value="0.00898614635769855" calcext:value-type="float">
            <text:p>0.00898614635769855</text:p>
          </table:table-cell>
        </table:table-row>
        <table:table-row table:style-name="ro1">
          <table:table-cell office:value-type="string" calcext:value-type="string">
            <text:p>ccajas_consultas</text:p>
          </table:table-cell>
          <table:table-cell office:value-type="float" office:value="0.00419386313301616" calcext:value-type="float">
            <text:p>0.00419386313301616</text:p>
          </table:table-cell>
          <table:table-cell office:value-type="float" office:value="0.0247847637268848" calcext:value-type="float">
            <text:p>0.0247847637268848</text:p>
          </table:table-cell>
          <table:table-cell office:value-type="float" office:value="0.00881973623996339" calcext:value-type="float">
            <text:p>0.00881973623996339</text:p>
          </table:table-cell>
        </table:table-row>
        <table:table-row table:style-name="ro1">
          <table:table-cell office:value-type="string" calcext:value-type="string">
            <text:p>ctarjeta_visa</text:p>
          </table:table-cell>
          <table:table-cell office:value-type="float" office:value="0.00408494601549888" calcext:value-type="float">
            <text:p>0.00408494601549888</text:p>
          </table:table-cell>
          <table:table-cell office:value-type="float" office:value="0.00389752068208478" calcext:value-type="float">
            <text:p>0.00389752068208478</text:p>
          </table:table-cell>
          <table:table-cell office:value-type="float" office:value="0.00245454923659359" calcext:value-type="float">
            <text:p>0.00245454923659359</text:p>
          </table:table-cell>
        </table:table-row>
        <table:table-row table:style-name="ro1">
          <table:table-cell office:value-type="string" calcext:value-type="string">
            <text:p>mtransferencias_emitidas</text:p>
          </table:table-cell>
          <table:table-cell office:value-type="float" office:value="0.00406483010064627" calcext:value-type="float">
            <text:p>0.00406483010064627</text:p>
          </table:table-cell>
          <table:table-cell office:value-type="float" office:value="0.0119017234393181" calcext:value-type="float">
            <text:p>0.0119017234393181</text:p>
          </table:table-cell>
          <table:table-cell office:value-type="float" office:value="0.0127303740067396" calcext:value-type="float">
            <text:p>0.0127303740067396</text:p>
          </table:table-cell>
        </table:table-row>
        <table:table-row table:style-name="ro1">
          <table:table-cell office:value-type="string" calcext:value-type="string">
            <text:p>tcallcenter</text:p>
          </table:table-cell>
          <table:table-cell office:value-type="float" office:value="0.00401109192586734" calcext:value-type="float">
            <text:p>0.00401109192586734</text:p>
          </table:table-cell>
          <table:table-cell office:value-type="float" office:value="0.00947935390686866" calcext:value-type="float">
            <text:p>0.00947935390686866</text:p>
          </table:table-cell>
          <table:table-cell office:value-type="float" office:value="0.00881973623996339" calcext:value-type="float">
            <text:p>0.00881973623996339</text:p>
          </table:table-cell>
        </table:table-row>
        <table:table-row table:style-name="ro1">
          <table:table-cell office:value-type="string" calcext:value-type="string">
            <text:p>Visa_cconsumos</text:p>
          </table:table-cell>
          <table:table-cell office:value-type="float" office:value="0.0039797795373356" calcext:value-type="float">
            <text:p>0.0039797795373356</text:p>
          </table:table-cell>
          <table:table-cell office:value-type="float" office:value="0.00351766887543464" calcext:value-type="float">
            <text:p>0.00351766887543464</text:p>
          </table:table-cell>
          <table:table-cell office:value-type="float" office:value="0.010275824770146" calcext:value-type="float">
            <text:p>0.010275824770146</text:p>
          </table:table-cell>
        </table:table-row>
        <table:table-row table:style-name="ro1">
          <table:table-cell office:value-type="string" calcext:value-type="string">
            <text:p>thomebanking</text:p>
          </table:table-cell>
          <table:table-cell office:value-type="float" office:value="0.00392910497268" calcext:value-type="float">
            <text:p>0.00392910497268</text:p>
          </table:table-cell>
          <table:table-cell office:value-type="float" office:value="0.00612692157399549" calcext:value-type="float">
            <text:p>0.00612692157399549</text:p>
          </table:table-cell>
          <table:table-cell office:value-type="float" office:value="0.00707243000374423" calcext:value-type="float">
            <text:p>0.00707243000374423</text:p>
          </table:table-cell>
        </table:table-row>
        <table:table-row table:style-name="ro1">
          <table:table-cell office:value-type="string" calcext:value-type="string">
            <text:p>Master_msaldopesos</text:p>
          </table:table-cell>
          <table:table-cell office:value-type="float" office:value="0.00392169480552409" calcext:value-type="float">
            <text:p>0.00392169480552409</text:p>
          </table:table-cell>
          <table:table-cell office:value-type="float" office:value="0.00302921700407096" calcext:value-type="float">
            <text:p>0.00302921700407096</text:p>
          </table:table-cell>
          <table:table-cell office:value-type="float" office:value="0.00769646794525107" calcext:value-type="float">
            <text:p>0.00769646794525107</text:p>
          </table:table-cell>
        </table:table-row>
        <table:table-row table:style-name="ro1">
          <table:table-cell office:value-type="string" calcext:value-type="string">
            <text:p>ccajas_transacciones</text:p>
          </table:table-cell>
          <table:table-cell office:value-type="float" office:value="0.00391626766194437" calcext:value-type="float">
            <text:p>0.00391626766194437</text:p>
          </table:table-cell>
          <table:table-cell office:value-type="float" office:value="0.00335755822475339" calcext:value-type="float">
            <text:p>0.00335755822475339</text:p>
          </table:table-cell>
          <table:table-cell office:value-type="float" office:value="0.00366102259017348" calcext:value-type="float">
            <text:p>0.00366102259017348</text:p>
          </table:table-cell>
        </table:table-row>
        <table:table-row table:style-name="ro1">
          <table:table-cell office:value-type="string" calcext:value-type="string">
            <text:p>mcomisiones_otras</text:p>
          </table:table-cell>
          <table:table-cell office:value-type="float" office:value="0.00382935590469515" calcext:value-type="float">
            <text:p>0.00382935590469515</text:p>
          </table:table-cell>
          <table:table-cell office:value-type="float" office:value="0.00421001498963734" calcext:value-type="float">
            <text:p>0.00421001498963734</text:p>
          </table:table-cell>
          <table:table-cell office:value-type="float" office:value="0.00985979947580813" calcext:value-type="float">
            <text:p>0.00985979947580813</text:p>
          </table:table-cell>
        </table:table-row>
        <table:table-row table:style-name="ro1">
          <table:table-cell office:value-type="string" calcext:value-type="string">
            <text:p>Master_mpagospesos</text:p>
          </table:table-cell>
          <table:table-cell office:value-type="float" office:value="0.00372454642084005" calcext:value-type="float">
            <text:p>0.00372454642084005</text:p>
          </table:table-cell>
          <table:table-cell office:value-type="float" office:value="0.00517937521203669" calcext:value-type="float">
            <text:p>0.00517937521203669</text:p>
          </table:table-cell>
          <table:table-cell office:value-type="float" office:value="0.0084037109456255" calcext:value-type="float">
            <text:p>0.0084037109456255</text:p>
          </table:table-cell>
        </table:table-row>
        <table:table-row table:style-name="ro1">
          <table:table-cell office:value-type="string" calcext:value-type="string">
            <text:p>mcaja_ahorro_dolares</text:p>
          </table:table-cell>
          <table:table-cell office:value-type="float" office:value="0.0036884101716526" calcext:value-type="float">
            <text:p>0.0036884101716526</text:p>
          </table:table-cell>
          <table:table-cell office:value-type="float" office:value="0.00626587107520732" calcext:value-type="float">
            <text:p>0.00626587107520732</text:p>
          </table:table-cell>
          <table:table-cell office:value-type="float" office:value="0.0106086450056163" calcext:value-type="float">
            <text:p>0.0106086450056163</text:p>
          </table:table-cell>
        </table:table-row>
        <table:table-row table:style-name="ro1">
          <table:table-cell office:value-type="string" calcext:value-type="string">
            <text:p>mextraccion_autoservicio</text:p>
          </table:table-cell>
          <table:table-cell office:value-type="float" office:value="0.0036611847583762" calcext:value-type="float">
            <text:p>0.0036611847583762</text:p>
          </table:table-cell>
          <table:table-cell office:value-type="float" office:value="0.00507679242806694" calcext:value-type="float">
            <text:p>0.00507679242806694</text:p>
          </table:table-cell>
          <table:table-cell office:value-type="float" office:value="0.00690601988600907" calcext:value-type="float">
            <text:p>0.00690601988600907</text:p>
          </table:table-cell>
        </table:table-row>
        <table:table-row table:style-name="ro1">
          <table:table-cell office:value-type="string" calcext:value-type="string">
            <text:p>internet</text:p>
          </table:table-cell>
          <table:table-cell office:value-type="float" office:value="0.00353385356392613" calcext:value-type="float">
            <text:p>0.00353385356392613</text:p>
          </table:table-cell>
          <table:table-cell office:value-type="float" office:value="0.0100617230934138" calcext:value-type="float">
            <text:p>0.0100617230934138</text:p>
          </table:table-cell>
          <table:table-cell office:value-type="float" office:value="0.00827890335732413" calcext:value-type="float">
            <text:p>0.00827890335732413</text:p>
          </table:table-cell>
        </table:table-row>
        <table:table-row table:style-name="ro1">
          <table:table-cell office:value-type="string" calcext:value-type="string">
            <text:p>ccallcenter_transacciones</text:p>
          </table:table-cell>
          <table:table-cell office:value-type="float" office:value="0.00350189863665611" calcext:value-type="float">
            <text:p>0.00350189863665611</text:p>
          </table:table-cell>
          <table:table-cell office:value-type="float" office:value="0.00899723755343866" calcext:value-type="float">
            <text:p>0.00899723755343866</text:p>
          </table:table-cell>
          <table:table-cell office:value-type="float" office:value="0.00769646794525107" calcext:value-type="float">
            <text:p>0.00769646794525107</text:p>
          </table:table-cell>
        </table:table-row>
        <table:table-row table:style-name="ro1">
          <table:table-cell office:value-type="string" calcext:value-type="string">
            <text:p>ccaja_ahorro</text:p>
          </table:table-cell>
          <table:table-cell office:value-type="float" office:value="0.00346155451909772" calcext:value-type="float">
            <text:p>0.00346155451909772</text:p>
          </table:table-cell>
          <table:table-cell office:value-type="float" office:value="0.0120210721274865" calcext:value-type="float">
            <text:p>0.0120210721274865</text:p>
          </table:table-cell>
          <table:table-cell office:value-type="float" office:value="0.0075716603569497" calcext:value-type="float">
            <text:p>0.0075716603569497</text:p>
          </table:table-cell>
        </table:table-row>
        <table:table-row table:style-name="ro1">
          <table:table-cell office:value-type="string" calcext:value-type="string">
            <text:p>Master_mconsumospesos</text:p>
          </table:table-cell>
          <table:table-cell office:value-type="float" office:value="0.00330770691469609" calcext:value-type="float">
            <text:p>0.00330770691469609</text:p>
          </table:table-cell>
          <table:table-cell office:value-type="float" office:value="0.00562207399271528" calcext:value-type="float">
            <text:p>0.00562207399271528</text:p>
          </table:table-cell>
          <table:table-cell office:value-type="float" office:value="0.0071972375920456" calcext:value-type="float">
            <text:p>0.0071972375920456</text:p>
          </table:table-cell>
        </table:table-row>
        <table:table-row table:style-name="ro1">
          <table:table-cell office:value-type="string" calcext:value-type="string">
            <text:p>Master_mlimitecompra</text:p>
          </table:table-cell>
          <table:table-cell office:value-type="float" office:value="0.00324092758307724" calcext:value-type="float">
            <text:p>0.00324092758307724</text:p>
          </table:table-cell>
          <table:table-cell office:value-type="float" office:value="0.00537997342683744" calcext:value-type="float">
            <text:p>0.00537997342683744</text:p>
          </table:table-cell>
          <table:table-cell office:value-type="float" office:value="0.00952697924033781" calcext:value-type="float">
            <text:p>0.00952697924033781</text:p>
          </table:table-cell>
        </table:table-row>
        <table:table-row table:style-name="ro1">
          <table:table-cell office:value-type="string" calcext:value-type="string">
            <text:p>cextraccion_autoservicio</text:p>
          </table:table-cell>
          <table:table-cell office:value-type="float" office:value="0.00322916614902097" calcext:value-type="float">
            <text:p>0.00322916614902097</text:p>
          </table:table-cell>
          <table:table-cell office:value-type="float" office:value="0.00301003022410625" calcext:value-type="float">
            <text:p>0.00301003022410625</text:p>
          </table:table-cell>
          <table:table-cell office:value-type="float" office:value="0.00532512376752507" calcext:value-type="float">
            <text:p>0.00532512376752507</text:p>
          </table:table-cell>
        </table:table-row>
        <table:table-row table:style-name="ro1">
          <table:table-cell office:value-type="string" calcext:value-type="string">
            <text:p>Master_msaldototal</text:p>
          </table:table-cell>
          <table:table-cell office:value-type="float" office:value="0.0032161487079133" calcext:value-type="float">
            <text:p>0.0032161487079133</text:p>
          </table:table-cell>
          <table:table-cell office:value-type="float" office:value="0.00539700398747465" calcext:value-type="float">
            <text:p>0.00539700398747465</text:p>
          </table:table-cell>
          <table:table-cell office:value-type="float" office:value="0.0071972375920456" calcext:value-type="float">
            <text:p>0.0071972375920456</text:p>
          </table:table-cell>
        </table:table-row>
        <table:table-row table:style-name="ro1">
          <table:table-cell office:value-type="string" calcext:value-type="string">
            <text:p>Master_mpagominimo</text:p>
          </table:table-cell>
          <table:table-cell office:value-type="float" office:value="0.00317612185285804" calcext:value-type="float">
            <text:p>0.00317612185285804</text:p>
          </table:table-cell>
          <table:table-cell office:value-type="float" office:value="0.0036172527609873" calcext:value-type="float">
            <text:p>0.0036172527609873</text:p>
          </table:table-cell>
          <table:table-cell office:value-type="float" office:value="0.00690601988600907" calcext:value-type="float">
            <text:p>0.00690601988600907</text:p>
          </table:table-cell>
        </table:table-row>
        <table:table-row table:style-name="ro1">
          <table:table-cell office:value-type="string" calcext:value-type="string">
            <text:p>ccaja_seguridad</text:p>
          </table:table-cell>
          <table:table-cell office:value-type="float" office:value="0.00313822754350947" calcext:value-type="float">
            <text:p>0.00313822754350947</text:p>
          </table:table-cell>
          <table:table-cell office:value-type="float" office:value="0.0160095972802696" calcext:value-type="float">
            <text:p>0.0160095972802696</text:p>
          </table:table-cell>
          <table:table-cell office:value-type="float" office:value="0.00615717435620086" calcext:value-type="float">
            <text:p>0.00615717435620086</text:p>
          </table:table-cell>
        </table:table-row>
        <table:table-row table:style-name="ro1">
          <table:table-cell office:value-type="string" calcext:value-type="string">
            <text:p>ctransferencias_recibidas</text:p>
          </table:table-cell>
          <table:table-cell office:value-type="float" office:value="0.00306110474746255" calcext:value-type="float">
            <text:p>0.00306110474746255</text:p>
          </table:table-cell>
          <table:table-cell office:value-type="float" office:value="0.00525347252019186" calcext:value-type="float">
            <text:p>0.00525347252019186</text:p>
          </table:table-cell>
          <table:table-cell office:value-type="float" office:value="0.00802928818072139" calcext:value-type="float">
            <text:p>0.00802928818072139</text:p>
          </table:table-cell>
        </table:table-row>
        <table:table-row table:style-name="ro1">
          <table:table-cell office:value-type="string" calcext:value-type="string">
            <text:p>Visa_mconsumosdolares</text:p>
          </table:table-cell>
          <table:table-cell office:value-type="float" office:value="0.00282512145821324" calcext:value-type="float">
            <text:p>0.00282512145821324</text:p>
          </table:table-cell>
          <table:table-cell office:value-type="float" office:value="0.00789781736357605" calcext:value-type="float">
            <text:p>0.00789781736357605</text:p>
          </table:table-cell>
          <table:table-cell office:value-type="float" office:value="0.00728044265091318" calcext:value-type="float">
            <text:p>0.00728044265091318</text:p>
          </table:table-cell>
        </table:table-row>
        <table:table-row table:style-name="ro1">
          <table:table-cell office:value-type="string" calcext:value-type="string">
            <text:p>ccomisiones_otras</text:p>
          </table:table-cell>
          <table:table-cell office:value-type="float" office:value="0.00267442722399866" calcext:value-type="float">
            <text:p>0.00267442722399866</text:p>
          </table:table-cell>
          <table:table-cell office:value-type="float" office:value="0.00311855722415884" calcext:value-type="float">
            <text:p>0.00311855722415884</text:p>
          </table:table-cell>
          <table:table-cell office:value-type="float" office:value="0.00673960976827391" calcext:value-type="float">
            <text:p>0.00673960976827391</text:p>
          </table:table-cell>
        </table:table-row>
        <table:table-row table:style-name="ro1">
          <table:table-cell office:value-type="string" calcext:value-type="string">
            <text:p>Visa_mlimitecompra</text:p>
          </table:table-cell>
          <table:table-cell office:value-type="float" office:value="0.00264840124403147" calcext:value-type="float">
            <text:p>0.00264840124403147</text:p>
          </table:table-cell>
          <table:table-cell office:value-type="float" office:value="0.00273279042729024" calcext:value-type="float">
            <text:p>0.00273279042729024</text:p>
          </table:table-cell>
          <table:table-cell office:value-type="float" office:value="0.00819569829845655" calcext:value-type="float">
            <text:p>0.00819569829845655</text:p>
          </table:table-cell>
        </table:table-row>
        <table:table-row table:style-name="ro1">
          <table:table-cell office:value-type="string" calcext:value-type="string">
            <text:p>mttarjeta_visa_debitos_automaticos</text:p>
          </table:table-cell>
          <table:table-cell office:value-type="float" office:value="0.00263818159579061" calcext:value-type="float">
            <text:p>0.00263818159579061</text:p>
          </table:table-cell>
          <table:table-cell office:value-type="float" office:value="0.00172134008920796" calcext:value-type="float">
            <text:p>0.00172134008920796</text:p>
          </table:table-cell>
          <table:table-cell office:value-type="float" office:value="0.00665640470940633" calcext:value-type="float">
            <text:p>0.00665640470940633</text:p>
          </table:table-cell>
        </table:table-row>
        <table:table-row table:style-name="ro1">
          <table:table-cell office:value-type="string" calcext:value-type="string">
            <text:p>ccomisiones_mantenimiento</text:p>
          </table:table-cell>
          <table:table-cell office:value-type="float" office:value="0.00257994598425779" calcext:value-type="float">
            <text:p>0.00257994598425779</text:p>
          </table:table-cell>
          <table:table-cell office:value-type="float" office:value="0.0117176605691193" calcext:value-type="float">
            <text:p>0.0117176605691193</text:p>
          </table:table-cell>
          <table:table-cell office:value-type="float" office:value="0.00694762241544286" calcext:value-type="float">
            <text:p>0.00694762241544286</text:p>
          </table:table-cell>
        </table:table-row>
        <table:table-row table:style-name="ro1">
          <table:table-cell office:value-type="string" calcext:value-type="string">
            <text:p>Visa_mconsumototal</text:p>
          </table:table-cell>
          <table:table-cell office:value-type="float" office:value="0.00247872291357926" calcext:value-type="float">
            <text:p>0.00247872291357926</text:p>
          </table:table-cell>
          <table:table-cell office:value-type="float" office:value="0.0020430730172225" calcext:value-type="float">
            <text:p>0.0020430730172225</text:p>
          </table:table-cell>
          <table:table-cell office:value-type="float" office:value="0.00653159712110496" calcext:value-type="float">
            <text:p>0.00653159712110496</text:p>
          </table:table-cell>
        </table:table-row>
        <table:table-row table:style-name="ro1">
          <table:table-cell office:value-type="string" calcext:value-type="string">
            <text:p>mpagomiscuentas</text:p>
          </table:table-cell>
          <table:table-cell office:value-type="float" office:value="0.00216571005128141" calcext:value-type="float">
            <text:p>0.00216571005128141</text:p>
          </table:table-cell>
          <table:table-cell office:value-type="float" office:value="0.0032717364740049" calcext:value-type="float">
            <text:p>0.0032717364740049</text:p>
          </table:table-cell>
          <table:table-cell office:value-type="float" office:value="0.00586595665016433" calcext:value-type="float">
            <text:p>0.00586595665016433</text:p>
          </table:table-cell>
        </table:table-row>
        <table:table-row table:style-name="ro1">
          <table:table-cell office:value-type="string" calcext:value-type="string">
            <text:p>mtarjeta_master_consumo</text:p>
          </table:table-cell>
          <table:table-cell office:value-type="float" office:value="0.00214875595077371" calcext:value-type="float">
            <text:p>0.00214875595077371</text:p>
          </table:table-cell>
          <table:table-cell office:value-type="float" office:value="0.00176039071499549" calcext:value-type="float">
            <text:p>0.00176039071499549</text:p>
          </table:table-cell>
          <table:table-cell office:value-type="float" office:value="0.00361942006073969" calcext:value-type="float">
            <text:p>0.00361942006073969</text:p>
          </table:table-cell>
        </table:table-row>
        <table:table-row table:style-name="ro1">
          <table:table-cell office:value-type="string" calcext:value-type="string">
            <text:p>ctransferencias_emitidas</text:p>
          </table:table-cell>
          <table:table-cell office:value-type="float" office:value="0.00206331497616088" calcext:value-type="float">
            <text:p>0.00206331497616088</text:p>
          </table:table-cell>
          <table:table-cell office:value-type="float" office:value="0.00478836886714862" calcext:value-type="float">
            <text:p>0.00478836886714862</text:p>
          </table:table-cell>
          <table:table-cell office:value-type="float" office:value="0.00640678953280359" calcext:value-type="float">
            <text:p>0.00640678953280359</text:p>
          </table:table-cell>
        </table:table-row>
        <table:table-row table:style-name="ro1">
          <table:table-cell office:value-type="string" calcext:value-type="string">
            <text:p>ctarjeta_visa_debitos_automaticos</text:p>
          </table:table-cell>
          <table:table-cell office:value-type="float" office:value="0.00204358683635378" calcext:value-type="float">
            <text:p>0.00204358683635378</text:p>
          </table:table-cell>
          <table:table-cell office:value-type="float" office:value="0.00189185839492634" calcext:value-type="float">
            <text:p>0.00189185839492634</text:p>
          </table:table-cell>
          <table:table-cell office:value-type="float" office:value="0.00540832882639265" calcext:value-type="float">
            <text:p>0.00540832882639265</text:p>
          </table:table-cell>
        </table:table-row>
        <table:table-row table:style-name="ro1">
          <table:table-cell office:value-type="string" calcext:value-type="string">
            <text:p>cpagomiscuentas</text:p>
          </table:table-cell>
          <table:table-cell office:value-type="float" office:value="0.00185928262114779" calcext:value-type="float">
            <text:p>0.00185928262114779</text:p>
          </table:table-cell>
          <table:table-cell office:value-type="float" office:value="0.0114792229782436" calcext:value-type="float">
            <text:p>0.0114792229782436</text:p>
          </table:table-cell>
          <table:table-cell office:value-type="float" office:value="0.00594916170903191" calcext:value-type="float">
            <text:p>0.00594916170903191</text:p>
          </table:table-cell>
        </table:table-row>
        <table:table-row table:style-name="ro1">
          <table:table-cell office:value-type="string" calcext:value-type="string">
            <text:p>Master_cconsumos</text:p>
          </table:table-cell>
          <table:table-cell office:value-type="float" office:value="0.00169435583777369" calcext:value-type="float">
            <text:p>0.00169435583777369</text:p>
          </table:table-cell>
          <table:table-cell office:value-type="float" office:value="0.0010877363387476" calcext:value-type="float">
            <text:p>0.0010877363387476</text:p>
          </table:table-cell>
          <table:table-cell office:value-type="float" office:value="0.00303698464866664" calcext:value-type="float">
            <text:p>0.00303698464866664</text:p>
          </table:table-cell>
        </table:table-row>
        <table:table-row table:style-name="ro1">
          <table:table-cell office:value-type="string" calcext:value-type="string">
            <text:p>matm</text:p>
          </table:table-cell>
          <table:table-cell office:value-type="float" office:value="0.00168790976879479" calcext:value-type="float">
            <text:p>0.00168790976879479</text:p>
          </table:table-cell>
          <table:table-cell office:value-type="float" office:value="0.00198198771335244" calcext:value-type="float">
            <text:p>0.00198198771335244</text:p>
          </table:table-cell>
          <table:table-cell office:value-type="float" office:value="0.00370262511960727" calcext:value-type="float">
            <text:p>0.00370262511960727</text:p>
          </table:table-cell>
        </table:table-row>
        <table:table-row table:style-name="ro1">
          <table:table-cell office:value-type="string" calcext:value-type="string">
            <text:p>ccuenta_debitos_automaticos</text:p>
          </table:table-cell>
          <table:table-cell office:value-type="float" office:value="0.00165446447166424" calcext:value-type="float">
            <text:p>0.00165446447166424</text:p>
          </table:table-cell>
          <table:table-cell office:value-type="float" office:value="0.00707086178902177" calcext:value-type="float">
            <text:p>0.00707086178902177</text:p>
          </table:table-cell>
          <table:table-cell office:value-type="float" office:value="0.00532512376752507" calcext:value-type="float">
            <text:p>0.00532512376752507</text:p>
          </table:table-cell>
        </table:table-row>
        <table:table-row table:style-name="ro1">
          <table:table-cell office:value-type="string" calcext:value-type="string">
            <text:p>cmobile_app_trx</text:p>
          </table:table-cell>
          <table:table-cell office:value-type="float" office:value="0.00158727546901699" calcext:value-type="float">
            <text:p>0.00158727546901699</text:p>
          </table:table-cell>
          <table:table-cell office:value-type="float" office:value="0.00308485168423436" calcext:value-type="float">
            <text:p>0.00308485168423436</text:p>
          </table:table-cell>
          <table:table-cell office:value-type="float" office:value="0.00428506053168033" calcext:value-type="float">
            <text:p>0.00428506053168033</text:p>
          </table:table-cell>
        </table:table-row>
        <table:table-row table:style-name="ro1">
          <table:table-cell office:value-type="string" calcext:value-type="string">
            <text:p>Visa_msaldodolares</text:p>
          </table:table-cell>
          <table:table-cell office:value-type="float" office:value="0.00142231709856903" calcext:value-type="float">
            <text:p>0.00142231709856903</text:p>
          </table:table-cell>
          <table:table-cell office:value-type="float" office:value="0.00793127123633504" calcext:value-type="float">
            <text:p>0.00793127123633504</text:p>
          </table:table-cell>
          <table:table-cell office:value-type="float" office:value="0.00428506053168033" calcext:value-type="float">
            <text:p>0.00428506053168033</text:p>
          </table:table-cell>
        </table:table-row>
        <table:table-row table:style-name="ro1">
          <table:table-cell office:value-type="string" calcext:value-type="string">
            <text:p>ccajas_otras</text:p>
          </table:table-cell>
          <table:table-cell office:value-type="float" office:value="0.00139728419159902" calcext:value-type="float">
            <text:p>0.00139728419159902</text:p>
          </table:table-cell>
          <table:table-cell office:value-type="float" office:value="0.0178986564868521" calcext:value-type="float">
            <text:p>0.0178986564868521</text:p>
          </table:table-cell>
          <table:table-cell office:value-type="float" office:value="0.00428506053168033" calcext:value-type="float">
            <text:p>0.00428506053168033</text:p>
          </table:table-cell>
        </table:table-row>
        <table:table-row table:style-name="ro1">
          <table:table-cell office:value-type="string" calcext:value-type="string">
            <text:p>Master_mconsumototal</text:p>
          </table:table-cell>
          <table:table-cell office:value-type="float" office:value="0.00122299707713008" calcext:value-type="float">
            <text:p>0.00122299707713008</text:p>
          </table:table-cell>
          <table:table-cell office:value-type="float" office:value="0.00218302431611887" calcext:value-type="float">
            <text:p>0.00218302431611887</text:p>
          </table:table-cell>
          <table:table-cell office:value-type="float" office:value="0.00274576694263011" calcext:value-type="float">
            <text:p>0.00274576694263011</text:p>
          </table:table-cell>
        </table:table-row>
        <table:table-row table:style-name="ro1">
          <table:table-cell office:value-type="string" calcext:value-type="string">
            <text:p>ctarjeta_master_transacciones</text:p>
          </table:table-cell>
          <table:table-cell office:value-type="float" office:value="0.00118645570201597" calcext:value-type="float">
            <text:p>0.00118645570201597</text:p>
          </table:table-cell>
          <table:table-cell office:value-type="float" office:value="0.000837965607129444" calcext:value-type="float">
            <text:p>0.000837965607129444</text:p>
          </table:table-cell>
          <table:table-cell office:value-type="float" office:value="0.00195531888338811" calcext:value-type="float">
            <text:p>0.00195531888338811</text:p>
          </table:table-cell>
        </table:table-row>
        <table:table-row table:style-name="ro1">
          <table:table-cell office:value-type="string" calcext:value-type="string">
            <text:p>catm_trx</text:p>
          </table:table-cell>
          <table:table-cell office:value-type="float" office:value="0.000879357676945434" calcext:value-type="float">
            <text:p>0.000879357676945434</text:p>
          </table:table-cell>
          <table:table-cell office:value-type="float" office:value="0.000664851070458738" calcext:value-type="float">
            <text:p>0.000664851070458738</text:p>
          </table:table-cell>
          <table:table-cell office:value-type="float" office:value="0.00216333153055706" calcext:value-type="float">
            <text:p>0.00216333153055706</text:p>
          </table:table-cell>
        </table:table-row>
        <table:table-row table:style-name="ro1">
          <table:table-cell office:value-type="string" calcext:value-type="string">
            <text:p>mplazo_fijo_dolares</text:p>
          </table:table-cell>
          <table:table-cell office:value-type="float" office:value="0.00086793036075482" calcext:value-type="float">
            <text:p>0.00086793036075482</text:p>
          </table:table-cell>
          <table:table-cell office:value-type="float" office:value="0.00393039003755619" calcext:value-type="float">
            <text:p>0.00393039003755619</text:p>
          </table:table-cell>
          <table:table-cell office:value-type="float" office:value="0.00220493405999085" calcext:value-type="float">
            <text:p>0.00220493405999085</text:p>
          </table:table-cell>
        </table:table-row>
        <table:table-row table:style-name="ro1">
          <table:table-cell office:value-type="string" calcext:value-type="string">
            <text:p>cseguro_vida</text:p>
          </table:table-cell>
          <table:table-cell office:value-type="float" office:value="0.000855765916286487" calcext:value-type="float">
            <text:p>0.000855765916286487</text:p>
          </table:table-cell>
          <table:table-cell office:value-type="float" office:value="0.00677977380346758" calcext:value-type="float">
            <text:p>0.00677977380346758</text:p>
          </table:table-cell>
          <table:table-cell office:value-type="float" office:value="0.00307858717810043" calcext:value-type="float">
            <text:p>0.00307858717810043</text:p>
          </table:table-cell>
        </table:table-row>
        <table:table-row table:style-name="ro1">
          <table:table-cell office:value-type="string" calcext:value-type="string">
            <text:p>Visa_Finiciomora</text:p>
          </table:table-cell>
          <table:table-cell office:value-type="float" office:value="0.00084700498573955" calcext:value-type="float">
            <text:p>0.00084700498573955</text:p>
          </table:table-cell>
          <table:table-cell office:value-type="float" office:value="0.00480264570189769" calcext:value-type="float">
            <text:p>0.00480264570189769</text:p>
          </table:table-cell>
          <table:table-cell office:value-type="float" office:value="0.00183051129508674" calcext:value-type="float">
            <text:p>0.00183051129508674</text:p>
          </table:table-cell>
        </table:table-row>
        <table:table-row table:style-name="ro1">
          <table:table-cell office:value-type="string" calcext:value-type="string">
            <text:p>ctarjeta_debito</text:p>
          </table:table-cell>
          <table:table-cell office:value-type="float" office:value="0.000806007718916702" calcext:value-type="float">
            <text:p>0.000806007718916702</text:p>
          </table:table-cell>
          <table:table-cell office:value-type="float" office:value="0.00164221917969789" calcext:value-type="float">
            <text:p>0.00164221917969789</text:p>
          </table:table-cell>
          <table:table-cell office:value-type="float" office:value="0.00270416441319632" calcext:value-type="float">
            <text:p>0.00270416441319632</text:p>
          </table:table-cell>
        </table:table-row>
        <table:table-row table:style-name="ro1">
          <table:table-cell office:value-type="string" calcext:value-type="string">
            <text:p>Master_fultimo_cierre</text:p>
          </table:table-cell>
          <table:table-cell office:value-type="float" office:value="0.000773441320867538" calcext:value-type="float">
            <text:p>0.000773441320867538</text:p>
          </table:table-cell>
          <table:table-cell office:value-type="float" office:value="0.000634266203386275" calcext:value-type="float">
            <text:p>0.000634266203386275</text:p>
          </table:table-cell>
          <table:table-cell office:value-type="float" office:value="0.00228813911885843" calcext:value-type="float">
            <text:p>0.00228813911885843</text:p>
          </table:table-cell>
        </table:table-row>
        <table:table-row table:style-name="ro1">
          <table:table-cell office:value-type="string" calcext:value-type="string">
            <text:p>Visa_fultimo_cierre</text:p>
          </table:table-cell>
          <table:table-cell office:value-type="float" office:value="0.00076391563138814" calcext:value-type="float">
            <text:p>0.00076391563138814</text:p>
          </table:table-cell>
          <table:table-cell office:value-type="float" office:value="0.000537085333349211" calcext:value-type="float">
            <text:p>0.000537085333349211</text:p>
          </table:table-cell>
          <table:table-cell office:value-type="float" office:value="0.00228813911885843" calcext:value-type="float">
            <text:p>0.00228813911885843</text:p>
          </table:table-cell>
        </table:table-row>
        <table:table-row table:style-name="ro1">
          <table:table-cell office:value-type="string" calcext:value-type="string">
            <text:p>mcheques_depositados</text:p>
          </table:table-cell>
          <table:table-cell office:value-type="float" office:value="0.000719584579225395" calcext:value-type="float">
            <text:p>0.000719584579225395</text:p>
          </table:table-cell>
          <table:table-cell office:value-type="float" office:value="0.00880487453775622" calcext:value-type="float">
            <text:p>0.00880487453775622</text:p>
          </table:table-cell>
          <table:table-cell office:value-type="float" office:value="0.00303698464866664" calcext:value-type="float">
            <text:p>0.00303698464866664</text:p>
          </table:table-cell>
        </table:table-row>
        <table:table-row table:style-name="ro1">
          <table:table-cell office:value-type="string" calcext:value-type="string">
            <text:p>matm_other</text:p>
          </table:table-cell>
          <table:table-cell office:value-type="float" office:value="0.000696692846820639" calcext:value-type="float">
            <text:p>0.000696692846820639</text:p>
          </table:table-cell>
          <table:table-cell office:value-type="float" office:value="0.00329270765535586" calcext:value-type="float">
            <text:p>0.00329270765535586</text:p>
          </table:table-cell>
          <table:table-cell office:value-type="float" office:value="0.00224653658942464" calcext:value-type="float">
            <text:p>0.00224653658942464</text:p>
          </table:table-cell>
        </table:table-row>
        <table:table-row table:style-name="ro1">
          <table:table-cell office:value-type="string" calcext:value-type="string">
            <text:p>Visa_mpagado</text:p>
          </table:table-cell>
          <table:table-cell office:value-type="float" office:value="0.000669248602680515" calcext:value-type="float">
            <text:p>0.000669248602680515</text:p>
          </table:table-cell>
          <table:table-cell office:value-type="float" office:value="0.002342568309763" calcext:value-type="float">
            <text:p>0.002342568309763</text:p>
          </table:table-cell>
          <table:table-cell office:value-type="float" office:value="0.00224653658942464" calcext:value-type="float">
            <text:p>0.00224653658942464</text:p>
          </table:table-cell>
        </table:table-row>
        <table:table-row table:style-name="ro1">
          <table:table-cell office:value-type="string" calcext:value-type="string">
            <text:p>catm_trx_other</text:p>
          </table:table-cell>
          <table:table-cell office:value-type="float" office:value="0.000650301104031695" calcext:value-type="float">
            <text:p>0.000650301104031695</text:p>
          </table:table-cell>
          <table:table-cell office:value-type="float" office:value="0.00186680046353974" calcext:value-type="float">
            <text:p>0.00186680046353974</text:p>
          </table:table-cell>
          <table:table-cell office:value-type="float" office:value="0.00216333153055706" calcext:value-type="float">
            <text:p>0.00216333153055706</text:p>
          </table:table-cell>
        </table:table-row>
        <table:table-row table:style-name="ro1">
          <table:table-cell office:value-type="string" calcext:value-type="string">
            <text:p>cplazo_fijo</text:p>
          </table:table-cell>
          <table:table-cell office:value-type="float" office:value="0.000642308688676112" calcext:value-type="float">
            <text:p>0.000642308688676112</text:p>
          </table:table-cell>
          <table:table-cell office:value-type="float" office:value="0.00256201558342897" calcext:value-type="float">
            <text:p>0.00256201558342897</text:p>
          </table:table-cell>
          <table:table-cell office:value-type="float" office:value="0.001580896118484" calcext:value-type="float">
            <text:p>0.001580896118484</text:p>
          </table:table-cell>
        </table:table-row>
        <table:table-row table:style-name="ro1">
          <table:table-cell office:value-type="string" calcext:value-type="string">
            <text:p>Master_madelantodolares</text:p>
          </table:table-cell>
          <table:table-cell office:value-type="float" office:value="0.000594888171547069" calcext:value-type="float">
            <text:p>0.000594888171547069</text:p>
          </table:table-cell>
          <table:table-cell table:style-name="ce1" office:value-type="float" office:value="0.00000257512338360289" calcext:value-type="float">
            <text:p>2.58E-06</text:p>
          </table:table-cell>
          <table:table-cell table:style-name="ce1" office:value-type="float" office:value="0.0000416025294337896" calcext:value-type="float">
            <text:p>4.16E-05</text:p>
          </table:table-cell>
        </table:table-row>
        <table:table-row table:style-name="ro1">
          <table:table-cell office:value-type="string" calcext:value-type="string">
            <text:p>mcaja_ahorro_adicional</text:p>
          </table:table-cell>
          <table:table-cell office:value-type="float" office:value="0.000558877136413786" calcext:value-type="float">
            <text:p>0.000558877136413786</text:p>
          </table:table-cell>
          <table:table-cell office:value-type="float" office:value="0.00275779477792548" calcext:value-type="float">
            <text:p>0.00275779477792548</text:p>
          </table:table-cell>
          <table:table-cell office:value-type="float" office:value="0.00187211382452053" calcext:value-type="float">
            <text:p>0.00187211382452053</text:p>
          </table:table-cell>
        </table:table-row>
        <table:table-row table:style-name="ro1">
          <table:table-cell office:value-type="string" calcext:value-type="string">
            <text:p>minversion2</text:p>
          </table:table-cell>
          <table:table-cell office:value-type="float" office:value="0.000507546088117264" calcext:value-type="float">
            <text:p>0.000507546088117264</text:p>
          </table:table-cell>
          <table:table-cell office:value-type="float" office:value="0.0113334963238141" calcext:value-type="float">
            <text:p>0.0113334963238141</text:p>
          </table:table-cell>
          <table:table-cell office:value-type="float" office:value="0.00270416441319632" calcext:value-type="float">
            <text:p>0.00270416441319632</text:p>
          </table:table-cell>
        </table:table-row>
        <table:table-row table:style-name="ro1">
          <table:table-cell office:value-type="string" calcext:value-type="string">
            <text:p>Master_Finiciomora</text:p>
          </table:table-cell>
          <table:table-cell office:value-type="float" office:value="0.000483473238691388" calcext:value-type="float">
            <text:p>0.000483473238691388</text:p>
          </table:table-cell>
          <table:table-cell office:value-type="float" office:value="0.0032680507677749" calcext:value-type="float">
            <text:p>0.0032680507677749</text:p>
          </table:table-cell>
          <table:table-cell office:value-type="float" office:value="0.00174730623621916" calcext:value-type="float">
            <text:p>0.00174730623621916</text:p>
          </table:table-cell>
        </table:table-row>
        <table:table-row table:style-name="ro1">
          <table:table-cell office:value-type="string" calcext:value-type="string">
            <text:p>mprestamos_prendarios</text:p>
          </table:table-cell>
          <table:table-cell office:value-type="float" office:value="0.000478806553853887" calcext:value-type="float">
            <text:p>0.000478806553853887</text:p>
          </table:table-cell>
          <table:table-cell office:value-type="float" office:value="0.0097183191869623" calcext:value-type="float">
            <text:p>0.0097183191869623</text:p>
          </table:table-cell>
          <table:table-cell office:value-type="float" office:value="0.00249615176602737" calcext:value-type="float">
            <text:p>0.00249615176602737</text:p>
          </table:table-cell>
        </table:table-row>
        <table:table-row table:style-name="ro1">
          <table:table-cell office:value-type="string" calcext:value-type="string">
            <text:p>cseguro_auto</text:p>
          </table:table-cell>
          <table:table-cell office:value-type="float" office:value="0.000448078783711827" calcext:value-type="float">
            <text:p>0.000448078783711827</text:p>
          </table:table-cell>
          <table:table-cell office:value-type="float" office:value="0.00720398235394915" calcext:value-type="float">
            <text:p>0.00720398235394915</text:p>
          </table:table-cell>
          <table:table-cell office:value-type="float" office:value="0.00212172900112327" calcext:value-type="float">
            <text:p>0.00212172900112327</text:p>
          </table:table-cell>
        </table:table-row>
        <table:table-row table:style-name="ro1">
          <table:table-cell office:value-type="string" calcext:value-type="string">
            <text:p>ccajas_depositos</text:p>
          </table:table-cell>
          <table:table-cell office:value-type="float" office:value="0.00044482820237456" calcext:value-type="float">
            <text:p>0.00044482820237456</text:p>
          </table:table-cell>
          <table:table-cell office:value-type="float" office:value="0.00966150248295069" calcext:value-type="float">
            <text:p>0.00966150248295069</text:p>
          </table:table-cell>
          <table:table-cell office:value-type="float" office:value="0.00216333153055706" calcext:value-type="float">
            <text:p>0.00216333153055706</text:p>
          </table:table-cell>
        </table:table-row>
        <table:table-row table:style-name="ro1">
          <table:table-cell office:value-type="string" calcext:value-type="string">
            <text:p>Master_mconsumosdolares</text:p>
          </table:table-cell>
          <table:table-cell office:value-type="float" office:value="0.000444105990508876" calcext:value-type="float">
            <text:p>0.000444105990508876</text:p>
          </table:table-cell>
          <table:table-cell office:value-type="float" office:value="0.000419420379700839" calcext:value-type="float">
            <text:p>0.000419420379700839</text:p>
          </table:table-cell>
          <table:table-cell office:value-type="float" office:value="0.00095685817697716" calcext:value-type="float">
            <text:p>0.00095685817697716</text:p>
          </table:table-cell>
        </table:table-row>
        <table:table-row table:style-name="ro1">
          <table:table-cell office:value-type="string" calcext:value-type="string">
            <text:p>cseguro_vivienda</text:p>
          </table:table-cell>
          <table:table-cell office:value-type="float" office:value="0.000399065984247674" calcext:value-type="float">
            <text:p>0.000399065984247674</text:p>
          </table:table-cell>
          <table:table-cell office:value-type="float" office:value="0.000638094791619904" calcext:value-type="float">
            <text:p>0.000638094791619904</text:p>
          </table:table-cell>
          <table:table-cell office:value-type="float" office:value="0.00112326829471232" calcext:value-type="float">
            <text:p>0.00112326829471232</text:p>
          </table:table-cell>
        </table:table-row>
        <table:table-row table:style-name="ro1">
          <table:table-cell office:value-type="string" calcext:value-type="string">
            <text:p>Master_mpagado</text:p>
          </table:table-cell>
          <table:table-cell office:value-type="float" office:value="0.000389308219562706" calcext:value-type="float">
            <text:p>0.000389308219562706</text:p>
          </table:table-cell>
          <table:table-cell office:value-type="float" office:value="0.00385199815099646" calcext:value-type="float">
            <text:p>0.00385199815099646</text:p>
          </table:table-cell>
          <table:table-cell office:value-type="float" office:value="0.00166410117735158" calcext:value-type="float">
            <text:p>0.00166410117735158</text:p>
          </table:table-cell>
        </table:table-row>
        <table:table-row table:style-name="ro1">
          <table:table-cell office:value-type="string" calcext:value-type="string">
            <text:p>Visa_mpagosdolares</text:p>
          </table:table-cell>
          <table:table-cell office:value-type="float" office:value="0.000356235861617925" calcext:value-type="float">
            <text:p>0.000356235861617925</text:p>
          </table:table-cell>
          <table:table-cell office:value-type="float" office:value="0.000605753125366445" calcext:value-type="float">
            <text:p>0.000605753125366445</text:p>
          </table:table-cell>
          <table:table-cell office:value-type="float" office:value="0.00116487082414611" calcext:value-type="float">
            <text:p>0.00116487082414611</text:p>
          </table:table-cell>
        </table:table-row>
        <table:table-row table:style-name="ro1">
          <table:table-cell office:value-type="string" calcext:value-type="string">
            <text:p>ccheques_emitidos</text:p>
          </table:table-cell>
          <table:table-cell office:value-type="float" office:value="0.000352024856182935" calcext:value-type="float">
            <text:p>0.000352024856182935</text:p>
          </table:table-cell>
          <table:table-cell office:value-type="float" office:value="0.00451323657988615" calcext:value-type="float">
            <text:p>0.00451323657988615</text:p>
          </table:table-cell>
          <table:table-cell office:value-type="float" office:value="0.00141448600074885" calcext:value-type="float">
            <text:p>0.00141448600074885</text:p>
          </table:table-cell>
        </table:table-row>
        <table:table-row table:style-name="ro1">
          <table:table-cell office:value-type="string" calcext:value-type="string">
            <text:p>Master_msaldodolares</text:p>
          </table:table-cell>
          <table:table-cell office:value-type="float" office:value="0.000331603720580355" calcext:value-type="float">
            <text:p>0.000331603720580355</text:p>
          </table:table-cell>
          <table:table-cell office:value-type="float" office:value="0.00090713835713678" calcext:value-type="float">
            <text:p>0.00090713835713678</text:p>
          </table:table-cell>
          <table:table-cell office:value-type="float" office:value="0.00108166576527853" calcext:value-type="float">
            <text:p>0.00108166576527853</text:p>
          </table:table-cell>
        </table:table-row>
        <table:table-row table:style-name="ro1">
          <table:table-cell office:value-type="string" calcext:value-type="string">
            <text:p>ctarjeta_master</text:p>
          </table:table-cell>
          <table:table-cell office:value-type="float" office:value="0.000313664259753487" calcext:value-type="float">
            <text:p>0.000313664259753487</text:p>
          </table:table-cell>
          <table:table-cell office:value-type="float" office:value="0.000163416420674325" calcext:value-type="float">
            <text:p>0.000163416420674325</text:p>
          </table:table-cell>
          <table:table-cell office:value-type="float" office:value="0.000832050588675791" calcext:value-type="float">
            <text:p>0.000832050588675791</text:p>
          </table:table-cell>
        </table:table-row>
        <table:table-row table:style-name="ro1">
          <table:table-cell office:value-type="string" calcext:value-type="string">
            <text:p>Master_mpagosdolares</text:p>
          </table:table-cell>
          <table:table-cell office:value-type="float" office:value="0.000309856506387417" calcext:value-type="float">
            <text:p>0.000309856506387417</text:p>
          </table:table-cell>
          <table:table-cell office:value-type="float" office:value="0.00374262847185429" calcext:value-type="float">
            <text:p>0.00374262847185429</text:p>
          </table:table-cell>
          <table:table-cell office:value-type="float" office:value="0.00116487082414611" calcext:value-type="float">
            <text:p>0.00116487082414611</text:p>
          </table:table-cell>
        </table:table-row>
        <table:table-row table:style-name="ro1">
          <table:table-cell office:value-type="string" calcext:value-type="string">
            <text:p>mttarjeta_master_debitos_automaticos</text:p>
          </table:table-cell>
          <table:table-cell office:value-type="float" office:value="0.000298237354519784" calcext:value-type="float">
            <text:p>0.000298237354519784</text:p>
          </table:table-cell>
          <table:table-cell office:value-type="float" office:value="0.00224846102646311" calcext:value-type="float">
            <text:p>0.00224846102646311</text:p>
          </table:table-cell>
          <table:table-cell office:value-type="float" office:value="0.0012064733535799" calcext:value-type="float">
            <text:p>0.0012064733535799</text:p>
          </table:table-cell>
        </table:table-row>
        <table:table-row table:style-name="ro1">
          <table:table-cell office:value-type="string" calcext:value-type="string">
            <text:p>ccajas_extracciones</text:p>
          </table:table-cell>
          <table:table-cell office:value-type="float" office:value="0.000297742625565682" calcext:value-type="float">
            <text:p>0.000297742625565682</text:p>
          </table:table-cell>
          <table:table-cell office:value-type="float" office:value="0.00041468903698973" calcext:value-type="float">
            <text:p>0.00041468903698973</text:p>
          </table:table-cell>
          <table:table-cell office:value-type="float" office:value="0.000790448059242002" calcext:value-type="float">
            <text:p>0.000790448059242002</text:p>
          </table:table-cell>
        </table:table-row>
        <table:table-row table:style-name="ro1">
          <table:table-cell office:value-type="string" calcext:value-type="string">
            <text:p>Visa_delinquency</text:p>
          </table:table-cell>
          <table:table-cell office:value-type="float" office:value="0.000279810462043674" calcext:value-type="float">
            <text:p>0.000279810462043674</text:p>
          </table:table-cell>
          <table:table-cell office:value-type="float" office:value="0.000171667856383953" calcext:value-type="float">
            <text:p>0.000171667856383953</text:p>
          </table:table-cell>
          <table:table-cell office:value-type="float" office:value="0.000332820235470317" calcext:value-type="float">
            <text:p>0.000332820235470317</text:p>
          </table:table-cell>
        </table:table-row>
        <table:table-row table:style-name="ro1">
          <table:table-cell office:value-type="string" calcext:value-type="string">
            <text:p>active_quarter</text:p>
          </table:table-cell>
          <table:table-cell office:value-type="float" office:value="0.00022445472290292" calcext:value-type="float">
            <text:p>0.00022445472290292</text:p>
          </table:table-cell>
          <table:table-cell office:value-type="float" office:value="0.000340786567930418" calcext:value-type="float">
            <text:p>0.000340786567930418</text:p>
          </table:table-cell>
          <table:table-cell office:value-type="float" office:value="0.000540832882639265" calcext:value-type="float">
            <text:p>0.000540832882639265</text:p>
          </table:table-cell>
        </table:table-row>
        <table:table-row table:style-name="ro1">
          <table:table-cell office:value-type="string" calcext:value-type="string">
            <text:p>mcheques_emitidos</text:p>
          </table:table-cell>
          <table:table-cell office:value-type="float" office:value="0.000195330745936338" calcext:value-type="float">
            <text:p>0.000195330745936338</text:p>
          </table:table-cell>
          <table:table-cell office:value-type="float" office:value="0.00303439322938428" calcext:value-type="float">
            <text:p>0.00303439322938428</text:p>
          </table:table-cell>
          <table:table-cell office:value-type="float" office:value="0.000832050588675791" calcext:value-type="float">
            <text:p>0.000832050588675791</text:p>
          </table:table-cell>
        </table:table-row>
        <table:table-row table:style-name="ro1">
          <table:table-cell office:value-type="string" calcext:value-type="string">
            <text:p>mforex_sell</text:p>
          </table:table-cell>
          <table:table-cell office:value-type="float" office:value="0.000162181614339633" calcext:value-type="float">
            <text:p>0.000162181614339633</text:p>
          </table:table-cell>
          <table:table-cell office:value-type="float" office:value="0.00122227273443823" calcext:value-type="float">
            <text:p>0.00122227273443823</text:p>
          </table:table-cell>
          <table:table-cell office:value-type="float" office:value="0.000748845529808212" calcext:value-type="float">
            <text:p>0.000748845529808212</text:p>
          </table:table-cell>
        </table:table-row>
        <table:table-row table:style-name="ro1">
          <table:table-cell office:value-type="string" calcext:value-type="string">
            <text:p>Master_delinquency</text:p>
          </table:table-cell>
          <table:table-cell office:value-type="float" office:value="0.000155443309395248" calcext:value-type="float">
            <text:p>0.000155443309395248</text:p>
          </table:table-cell>
          <table:table-cell office:value-type="float" office:value="0.000107333610590449" calcext:value-type="float">
            <text:p>0.000107333610590449</text:p>
          </table:table-cell>
          <table:table-cell office:value-type="float" office:value="0.000374422764904106" calcext:value-type="float">
            <text:p>0.000374422764904106</text:p>
          </table:table-cell>
        </table:table-row>
        <table:table-row table:style-name="ro1">
          <table:table-cell office:value-type="string" calcext:value-type="string">
            <text:p>cseguro_accidentes_personales</text:p>
          </table:table-cell>
          <table:table-cell office:value-type="float" office:value="0.000112794484738863" calcext:value-type="float">
            <text:p>0.000112794484738863</text:p>
          </table:table-cell>
          <table:table-cell office:value-type="float" office:value="0.000119798441748028" calcext:value-type="float">
            <text:p>0.000119798441748028</text:p>
          </table:table-cell>
          <table:table-cell office:value-type="float" office:value="0.000457627823771685" calcext:value-type="float">
            <text:p>0.000457627823771685</text:p>
          </table:table-cell>
        </table:table-row>
        <table:table-row table:style-name="ro1">
          <table:table-cell office:value-type="string" calcext:value-type="string">
            <text:p>ccheques_depositados</text:p>
          </table:table-cell>
          <table:table-cell office:value-type="float" office:value="0.000101854548123287" calcext:value-type="float">
            <text:p>0.000101854548123287</text:p>
          </table:table-cell>
          <table:table-cell office:value-type="float" office:value="0.00113103445682487" calcext:value-type="float">
            <text:p>0.00113103445682487</text:p>
          </table:table-cell>
          <table:table-cell office:value-type="float" office:value="0.000457627823771685" calcext:value-type="float">
            <text:p>0.000457627823771685</text:p>
          </table:table-cell>
        </table:table-row>
        <table:table-row table:style-name="ro1">
          <table:table-cell office:value-type="string" calcext:value-type="string">
            <text:p>mtarjeta_visa_descuentos</text:p>
          </table:table-cell>
          <table:table-cell table:style-name="ce1" office:value-type="float" office:value="0.0000956731694825487" calcext:value-type="float">
            <text:p>9.57E-05</text:p>
          </table:table-cell>
          <table:table-cell office:value-type="float" office:value="0.000778572156075098" calcext:value-type="float">
            <text:p>0.000778572156075098</text:p>
          </table:table-cell>
          <table:table-cell office:value-type="float" office:value="0.000416025294337896" calcext:value-type="float">
            <text:p>0.000416025294337896</text:p>
          </table:table-cell>
        </table:table-row>
        <table:table-row table:style-name="ro1">
          <table:table-cell office:value-type="string" calcext:value-type="string">
            <text:p>tcuentas</text:p>
          </table:table-cell>
          <table:table-cell table:style-name="ce1" office:value-type="float" office:value="0.0000901133269952987" calcext:value-type="float">
            <text:p>9.01E-05</text:p>
          </table:table-cell>
          <table:table-cell office:value-type="float" office:value="0.00176192344921625" calcext:value-type="float">
            <text:p>0.00176192344921625</text:p>
          </table:table-cell>
          <table:table-cell office:value-type="float" office:value="0.000540832882639265" calcext:value-type="float">
            <text:p>0.000540832882639265</text:p>
          </table:table-cell>
        </table:table-row>
        <table:table-row table:style-name="ro1">
          <table:table-cell office:value-type="string" calcext:value-type="string">
            <text:p>ctarjeta_master_descuentos</text:p>
          </table:table-cell>
          <table:table-cell table:style-name="ce1" office:value-type="float" office:value="0.0000773732937231348" calcext:value-type="float">
            <text:p>7.74E-05</text:p>
          </table:table-cell>
          <table:table-cell office:value-type="float" office:value="0.000891505767012361" calcext:value-type="float">
            <text:p>0.000891505767012361</text:p>
          </table:table-cell>
          <table:table-cell office:value-type="float" office:value="0.000332820235470317" calcext:value-type="float">
            <text:p>0.000332820235470317</text:p>
          </table:table-cell>
        </table:table-row>
        <table:table-row table:style-name="ro1">
          <table:table-cell office:value-type="string" calcext:value-type="string">
            <text:p>minversion1_pesos</text:p>
          </table:table-cell>
          <table:table-cell table:style-name="ce1" office:value-type="float" office:value="0.0000753375254861688" calcext:value-type="float">
            <text:p>7.53E-05</text:p>
          </table:table-cell>
          <table:table-cell office:value-type="float" office:value="0.00111818319479383" calcext:value-type="float">
            <text:p>0.00111818319479383</text:p>
          </table:table-cell>
          <table:table-cell office:value-type="float" office:value="0.000499230353205475" calcext:value-type="float">
            <text:p>0.000499230353205475</text:p>
          </table:table-cell>
        </table:table-row>
        <table:table-row table:style-name="ro1">
          <table:table-cell office:value-type="string" calcext:value-type="string">
            <text:p>cforex</text:p>
          </table:table-cell>
          <table:table-cell table:style-name="ce1" office:value-type="float" office:value="0.000074178147411648" calcext:value-type="float">
            <text:p>7.42E-05</text:p>
          </table:table-cell>
          <table:table-cell office:value-type="float" office:value="0.000609856111993408" calcext:value-type="float">
            <text:p>0.000609856111993408</text:p>
          </table:table-cell>
          <table:table-cell office:value-type="float" office:value="0.000249615176602737" calcext:value-type="float">
            <text:p>0.000249615176602737</text:p>
          </table:table-cell>
        </table:table-row>
        <table:table-row table:style-name="ro1">
          <table:table-cell office:value-type="string" calcext:value-type="string">
            <text:p>mtarjeta_master_descuentos</text:p>
          </table:table-cell>
          <table:table-cell table:style-name="ce1" office:value-type="float" office:value="0.0000571209001079747" calcext:value-type="float">
            <text:p>5.71E-05</text:p>
          </table:table-cell>
          <table:table-cell office:value-type="float" office:value="0.000539429897136047" calcext:value-type="float">
            <text:p>0.000539429897136047</text:p>
          </table:table-cell>
          <table:table-cell office:value-type="float" office:value="0.000249615176602737" calcext:value-type="float">
            <text:p>0.000249615176602737</text:p>
          </table:table-cell>
        </table:table-row>
        <table:table-row table:style-name="ro1">
          <table:table-cell office:value-type="string" calcext:value-type="string">
            <text:p>Master_madelantopesos</text:p>
          </table:table-cell>
          <table:table-cell table:style-name="ce1" office:value-type="float" office:value="0.0000403244990083456" calcext:value-type="float">
            <text:p>4.03E-05</text:p>
          </table:table-cell>
          <table:table-cell table:style-name="ce1" office:value-type="float" office:value="0.0000119582495083451" calcext:value-type="float">
            <text:p>1.20E-05</text:p>
          </table:table-cell>
          <table:table-cell office:value-type="float" office:value="0.000124807588301369" calcext:value-type="float">
            <text:p>0.000124807588301369</text:p>
          </table:table-cell>
        </table:table-row>
        <table:table-row table:style-name="ro1">
          <table:table-cell office:value-type="string" calcext:value-type="string">
            <text:p>cprestamos_prendarios</text:p>
          </table:table-cell>
          <table:table-cell table:style-name="ce1" office:value-type="float" office:value="0.0000271972370629895" calcext:value-type="float">
            <text:p>2.72E-05</text:p>
          </table:table-cell>
          <table:table-cell office:value-type="float" office:value="0.000369827335168199" calcext:value-type="float">
            <text:p>0.000369827335168199</text:p>
          </table:table-cell>
          <table:table-cell office:value-type="float" office:value="0.000124807588301369" calcext:value-type="float">
            <text:p>0.000124807588301369</text:p>
          </table:table-cell>
        </table:table-row>
        <table:table-row table:style-name="ro1">
          <table:table-cell office:value-type="string" calcext:value-type="string">
            <text:p>cforex_sell</text:p>
          </table:table-cell>
          <table:table-cell table:style-name="ce1" office:value-type="float" office:value="0.0000245336654605518" calcext:value-type="float">
            <text:p>2.45E-05</text:p>
          </table:table-cell>
          <table:table-cell office:value-type="float" office:value="0.000148141035558981" calcext:value-type="float">
            <text:p>0.000148141035558981</text:p>
          </table:table-cell>
          <table:table-cell office:value-type="float" office:value="0.000124807588301369" calcext:value-type="float">
            <text:p>0.000124807588301369</text:p>
          </table:table-cell>
        </table:table-row>
        <table:table-row table:style-name="ro1">
          <table:table-cell office:value-type="string" calcext:value-type="string">
            <text:p>cinversion2</text:p>
          </table:table-cell>
          <table:table-cell table:style-name="ce1" office:value-type="float" office:value="0.0000200166679264272" calcext:value-type="float">
            <text:p>2.00E-05</text:p>
          </table:table-cell>
          <table:table-cell office:value-type="float" office:value="0.000316928520642485" calcext:value-type="float">
            <text:p>0.000316928520642485</text:p>
          </table:table-cell>
          <table:table-cell table:style-name="ce1" office:value-type="float" office:value="0.0000832050588675791" calcext:value-type="float">
            <text:p>8.32E-05</text:p>
          </table:table-cell>
        </table:table-row>
        <table:table-row table:style-name="ro1">
          <table:table-cell office:value-type="string" calcext:value-type="string">
            <text:p>cinversion1</text:p>
          </table:table-cell>
          <table:table-cell table:style-name="ce1" office:value-type="float" office:value="0.0000161396668515991" calcext:value-type="float">
            <text:p>1.61E-05</text:p>
          </table:table-cell>
          <table:table-cell table:style-name="ce1" office:value-type="float" office:value="0.0000511209077760006" calcext:value-type="float">
            <text:p>5.11E-05</text:p>
          </table:table-cell>
          <table:table-cell table:style-name="ce1" office:value-type="float" office:value="0.0000832050588675791" calcext:value-type="float">
            <text:p>8.32E-05</text:p>
          </table:table-cell>
        </table:table-row>
        <table:table-row table:style-name="ro1">
          <table:table-cell office:value-type="string" calcext:value-type="string">
            <text:p>Visa_madelantopesos</text:p>
          </table:table-cell>
          <table:table-cell table:style-name="ce1" office:value-type="float" office:value="0.0000128978994804233" calcext:value-type="float">
            <text:p>1.29E-05</text:p>
          </table:table-cell>
          <table:table-cell table:style-name="ce1" office:value-type="float" office:value="0.00000193702534466472" calcext:value-type="float">
            <text:p>1.94E-06</text:p>
          </table:table-cell>
          <table:table-cell table:style-name="ce1" office:value-type="float" office:value="0.0000416025294337896" calcext:value-type="float">
            <text:p>4.16E-05</text:p>
          </table:table-cell>
        </table:table-row>
        <table:table-row table:style-name="ro1">
          <table:table-cell office:value-type="string" calcext:value-type="string">
            <text:p>mcajeros_propios_descuentos</text:p>
          </table:table-cell>
          <table:table-cell table:style-name="ce1" office:value-type="float" office:value="0.0000104753846634946" calcext:value-type="float">
            <text:p>1.05E-05</text:p>
          </table:table-cell>
          <table:table-cell table:style-name="ce1" office:value-type="float" office:value="0.0000689373194331724" calcext:value-type="float">
            <text:p>6.89E-05</text:p>
          </table:table-cell>
          <table:table-cell table:style-name="ce1" office:value-type="float" office:value="0.0000416025294337896" calcext:value-type="float">
            <text:p>4.16E-05</text:p>
          </table:table-cell>
        </table:table-row>
      </table:table>
      <table:table table:name="explicacion" table:style-name="ta1">
        <table:table-column table:style-name="co3" table:number-columns-repeated="2" table:default-cell-style-name="Default"/>
        <table:table-row table:style-name="ro1">
          <table:table-cell table:number-columns-repeated="2"/>
        </table:table-row>
        <table:table-row table:style-name="ro1">
          <table:table-cell office:value-type="string" calcext:value-type="string">
            <text:p>Feature (Característica): Esta columna enumera el nombre de las caracterís</text:p>
          </table:table-cell>
          <table:table-cell office:value-type="string" calcext:value-type="string">
            <text:p>ticas (variables) utilizadas en el modelo. Cada fila de la tabla corresponde a una característica específica.</text:p>
          </table:table-cell>
        </table:table-row>
        <table:table-row table:style-name="ro1">
          <table:table-cell table:number-columns-repeated="2"/>
        </table:table-row>
        <table:table-row table:style-name="ro2">
          <table:table-cell office:value-type="string" calcext:value-type="string">
            <text:p>Gain (Ganancia): La columna "Gain" (Ganancia) muestra la importancia relat</text:p>
          </table:table-cell>
          <table:table-cell office:value-type="string" calcext:value-type="string">
            <text:p>iva de cada característica en el modelo. La ganancia se calcula como la contribución de la característica a la reducción de la función</text:p>
            <text:p> De pérdida durante el proceso de entrenamiento. Cuanto mayor sea la ganancia, más importante se considera la característica en la toma de decisiones del modelo. En general,</text:p>
            <text:p> Las características con una ganancia más alta tienen un mayor impacto en la capacidad predictiva del modelo.</text:p>
          </table:table-cell>
        </table:table-row>
        <table:table-row table:style-name="ro1">
          <table:table-cell table:number-columns-repeated="2"/>
        </table:table-row>
        <table:table-row table:style-name="ro3">
          <table:table-cell office:value-type="string" calcext:value-type="string">
            <text:p>Cover (Cobertura): La columna "Cover" (Cobertura) representa la cantidad d</text:p>
          </table:table-cell>
          <table:table-cell office:value-type="string" calcext:value-type="string">
            <text:p>e datos (muestras) que caen en las hojas de los árboles donde se utiliza la característica. En otras palabras, indica cuántas muestras están siendo influenciadas o cubiertas por la característica durante el proceso de entrenamiento.</text:p>
            <text:p> Características con una mayor cobertura pueden estar relacionadas con una mayor generalización del modelo.</text:p>
          </table:table-cell>
        </table:table-row>
        <table:table-row table:style-name="ro1">
          <table:table-cell table:number-columns-repeated="2"/>
        </table:table-row>
        <table:table-row table:style-name="ro3">
          <table:table-cell office:value-type="string" calcext:value-type="string">
            <text:p>Frequency (Frecuencia): La columna "Frequency" (Frecuencia) muestra con qu</text:p>
          </table:table-cell>
          <table:table-cell office:value-type="string" calcext:value-type="string">
            <text:p>é frecuencia se utiliza la característica para tomar decisiones en los nodos de los árboles. </text:p>
            <text:p>Indica cuántas veces se usa la característica en el proceso de particionamiento del árbol. Las características con una frecuencia más alta se utilizan con más frecuencia en la toma de decisiones del modelo.</text:p>
          </table:table-cell>
        </table:table-row>
      </table:table>
      <table:named-expressions/>
      <table:database-ranges>
        <table:database-range table:name="__Anonymous_Sheet_DB__0" table:target-range-address="importance.A1:importance.D131" table:display-filter-buttons="true">
          <table:sort>
            <table:sort-by table:field-number="1" table:order="descending"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6T05:45:29.552684557</meta:creation-date>
    <dc:date>2023-09-06T06:00:24.206870121</dc:date>
    <meta:editing-duration>PT4M32S</meta:editing-duration>
    <meta:editing-cycles>2</meta:editing-cycles>
    <meta:generator>LibreOffice/7.3.7.2$Linux_X86_64 LibreOffice_project/30$Build-2</meta:generator>
    <meta:document-statistic meta:table-count="2" meta:cell-count="532" meta:object-count="0"/>
  </office:meta>
</office:document-meta>
</file>